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3.005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9.8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5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5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62440" table:style-name="ce11">
            <text:p>262,440</text:p>
          </table:table-cell>
          <table:table-cell office:value-type="float" office:value="126486" table:style-name="ce11">
            <text:p>126,486</text:p>
          </table:table-cell>
          <table:table-cell office:value-type="float" office:value="2507" table:style-name="ce11">
            <text:p>2,507</text:p>
          </table:table-cell>
          <table:table-cell office:value-type="float" office:value="1618" table:style-name="ce11">
            <text:p>1,618</text:p>
          </table:table-cell>
          <table:table-cell office:value-type="float" office:value="164005" table:style-name="ce11">
            <text:p>164,005</text:p>
          </table:table-cell>
          <table:table-cell office:value-type="float" office:value="41825" table:style-name="ce11">
            <text:p>41,825</text:p>
          </table:table-cell>
          <table:table-cell office:value-type="float" office:value="1042685" table:style-name="ce11">
            <text:p>1,042,685</text:p>
          </table:table-cell>
          <table:table-cell office:value-type="float" office:value="584" table:style-name="ce11">
            <text:p>584</text:p>
          </table:table-cell>
          <table:table-cell office:value-type="float" office:value="0.17" table:style-name="ce12">
            <text:p>0.17</text:p>
          </table:table-cell>
          <table:table-cell office:value-type="float" office:value="0.1" table:style-name="ce12">
            <text:p>0.10</text:p>
          </table:table-cell>
          <table:table-cell office:value-type="float" office:value="715.57" table:style-name="ce12">
            <text:p>715.57</text:p>
          </table:table-cell>
          <table:table-cell office:value-type="float" office:value="1159" table:style-name="ce11">
            <text:p>1,159</text:p>
          </table:table-cell>
          <table:table-cell office:value-type="float" office:value="4255" table:style-name="ce11">
            <text:p>4,25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13854" table:style-name="ce11">
            <text:p>313,854</text:p>
          </table:table-cell>
          <table:table-cell office:value-type="float" office:value="143815" table:style-name="ce11">
            <text:p>143,815</text:p>
          </table:table-cell>
          <table:table-cell office:value-type="float" office:value="2173" table:style-name="ce11">
            <text:p>2,173</text:p>
          </table:table-cell>
          <table:table-cell office:value-type="float" office:value="4036" table:style-name="ce11">
            <text:p>4,036</text:p>
          </table:table-cell>
          <table:table-cell office:value-type="float" office:value="317561" table:style-name="ce11">
            <text:p>317,561</text:p>
          </table:table-cell>
          <table:table-cell office:value-type="float" office:value="76000" table:style-name="ce11">
            <text:p>76,000</text:p>
          </table:table-cell>
          <table:table-cell office:value-type="float" office:value="905222" table:style-name="ce11">
            <text:p>905,222</text:p>
          </table:table-cell>
          <table:table-cell office:value-type="float" office:value="613" table:style-name="ce11">
            <text:p>613</text:p>
          </table:table-cell>
          <table:table-cell office:value-type="float" office:value="0.32" table:style-name="ce12">
            <text:p>0.32</text:p>
          </table:table-cell>
          <table:table-cell office:value-type="float" office:value="0.31" table:style-name="ce12">
            <text:p>0.31</text:p>
          </table:table-cell>
          <table:table-cell office:value-type="float" office:value="668.75" table:style-name="ce12">
            <text:p>668.75</text:p>
          </table:table-cell>
          <table:table-cell office:value-type="float" office:value="3604" table:style-name="ce11">
            <text:p>3,604</text:p>
          </table:table-cell>
          <table:table-cell office:value-type="float" office:value="12486" table:style-name="ce11">
            <text:p>12,48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92985" table:style-name="ce11">
            <text:p>692,985</text:p>
          </table:table-cell>
          <table:table-cell office:value-type="float" office:value="394396" table:style-name="ce11">
            <text:p>394,396</text:p>
          </table:table-cell>
          <table:table-cell office:value-type="float" office:value="6807" table:style-name="ce11">
            <text:p>6,807</text:p>
          </table:table-cell>
          <table:table-cell office:value-type="float" office:value="7088" table:style-name="ce11">
            <text:p>7,088</text:p>
          </table:table-cell>
          <table:table-cell office:value-type="float" office:value="930173" table:style-name="ce11">
            <text:p>930,173</text:p>
          </table:table-cell>
          <table:table-cell office:value-type="float" office:value="417394" table:style-name="ce11">
            <text:p>417,394</text:p>
          </table:table-cell>
          <table:table-cell office:value-type="float" office:value="4109218" table:style-name="ce11">
            <text:p>4,109,218</text:p>
          </table:table-cell>
          <table:table-cell office:value-type="float" office:value="1838" table:style-name="ce11">
            <text:p>1,838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23" table:style-name="ce12">
            <text:p>0.23</text:p>
          </table:table-cell>
          <table:table-cell office:value-type="float" office:value="354.89" table:style-name="ce12">
            <text:p>354.89</text:p>
          </table:table-cell>
          <table:table-cell office:value-type="float" office:value="6369" table:style-name="ce11">
            <text:p>6,369</text:p>
          </table:table-cell>
          <table:table-cell office:value-type="float" office:value="28651" table:style-name="ce11">
            <text:p>28,65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13450" table:style-name="ce11">
            <text:p>1,513,450</text:p>
          </table:table-cell>
          <table:table-cell office:value-type="float" office:value="967881" table:style-name="ce11">
            <text:p>967,881</text:p>
          </table:table-cell>
          <table:table-cell office:value-type="float" office:value="13805" table:style-name="ce11">
            <text:p>13,805</text:p>
          </table:table-cell>
          <table:table-cell office:value-type="float" office:value="11794" table:style-name="ce11">
            <text:p>11,794</text:p>
          </table:table-cell>
          <table:table-cell office:value-type="float" office:value="1299417" table:style-name="ce11">
            <text:p>1,299,417</text:p>
          </table:table-cell>
          <table:table-cell office:value-type="float" office:value="2120408" table:style-name="ce11">
            <text:p>2,120,408</text:p>
          </table:table-cell>
          <table:table-cell office:value-type="float" office:value="7174925" table:style-name="ce11">
            <text:p>7,174,925</text:p>
          </table:table-cell>
          <table:table-cell office:value-type="float" office:value="6656" table:style-name="ce11">
            <text:p>6,656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754.4" table:style-name="ce12">
            <text:p>754.40</text:p>
          </table:table-cell>
          <table:table-cell office:value-type="float" office:value="6874" table:style-name="ce11">
            <text:p>6,874</text:p>
          </table:table-cell>
          <table:table-cell office:value-type="float" office:value="35408" table:style-name="ce11">
            <text:p>35,40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8312" table:style-name="ce11">
            <text:p>1,078,312</text:p>
          </table:table-cell>
          <table:table-cell office:value-type="float" office:value="844342" table:style-name="ce11">
            <text:p>844,342</text:p>
          </table:table-cell>
          <table:table-cell office:value-type="float" office:value="10260" table:style-name="ce11">
            <text:p>10,260</text:p>
          </table:table-cell>
          <table:table-cell office:value-type="float" office:value="8810" table:style-name="ce11">
            <text:p>8,810</text:p>
          </table:table-cell>
          <table:table-cell office:value-type="float" office:value="1081396" table:style-name="ce11">
            <text:p>1,081,396</text:p>
          </table:table-cell>
          <table:table-cell office:value-type="float" office:value="4179801" table:style-name="ce11">
            <text:p>4,179,801</text:p>
          </table:table-cell>
          <table:table-cell office:value-type="float" office:value="5692817" table:style-name="ce11">
            <text:p>5,692,817</text:p>
          </table:table-cell>
          <table:table-cell office:value-type="float" office:value="1813" table:style-name="ce11">
            <text:p>1,813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264.44" table:style-name="ce12">
            <text:p>264.44</text:p>
          </table:table-cell>
          <table:table-cell office:value-type="float" office:value="0" table:style-name="ce11">
            <text:p>0</text:p>
          </table:table-cell>
          <table:table-cell office:value-type="float" office:value="16523" table:style-name="ce11">
            <text:p>16,52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52310" table:style-name="ce11">
            <text:p>652,310</text:p>
          </table:table-cell>
          <table:table-cell office:value-type="float" office:value="304331" table:style-name="ce11">
            <text:p>304,331</text:p>
          </table:table-cell>
          <table:table-cell office:value-type="float" office:value="15311" table:style-name="ce11">
            <text:p>15,311</text:p>
          </table:table-cell>
          <table:table-cell office:value-type="float" office:value="5352" table:style-name="ce11">
            <text:p>5,352</text:p>
          </table:table-cell>
          <table:table-cell office:value-type="float" office:value="340440" table:style-name="ce11">
            <text:p>340,440</text:p>
          </table:table-cell>
          <table:table-cell office:value-type="float" office:value="515926" table:style-name="ce11">
            <text:p>515,926</text:p>
          </table:table-cell>
          <table:table-cell office:value-type="float" office:value="2207805" table:style-name="ce11">
            <text:p>2,207,805</text:p>
          </table:table-cell>
          <table:table-cell office:value-type="float" office:value="1014" table:style-name="ce11">
            <text:p>1,014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623.44000000000005" table:style-name="ce12">
            <text:p>623.44</text:p>
          </table:table-cell>
          <table:table-cell office:value-type="float" office:value="2001" table:style-name="ce11">
            <text:p>2,001</text:p>
          </table:table-cell>
          <table:table-cell office:value-type="float" office:value="9445" table:style-name="ce11">
            <text:p>9,4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27067" table:style-name="ce11">
            <text:p>427,067</text:p>
          </table:table-cell>
          <table:table-cell office:value-type="float" office:value="216908" table:style-name="ce11">
            <text:p>216,908</text:p>
          </table:table-cell>
          <table:table-cell office:value-type="float" office:value="2225" table:style-name="ce11">
            <text:p>2,225</text:p>
          </table:table-cell>
          <table:table-cell office:value-type="float" office:value="53442" table:style-name="ce11">
            <text:p>53,442</text:p>
          </table:table-cell>
          <table:table-cell office:value-type="float" office:value="620795" table:style-name="ce11">
            <text:p>620,795</text:p>
          </table:table-cell>
          <table:table-cell office:value-type="float" office:value="1865048" table:style-name="ce11">
            <text:p>1,865,048</text:p>
          </table:table-cell>
          <table:table-cell office:value-type="float" office:value="1861874" table:style-name="ce11">
            <text:p>1,861,874</text:p>
          </table:table-cell>
          <table:table-cell office:value-type="float" office:value="5288" table:style-name="ce11">
            <text:p>5,288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24" table:style-name="ce12">
            <text:p>0.24</text:p>
          </table:table-cell>
          <table:table-cell office:value-type="float" office:value="538.16" table:style-name="ce12">
            <text:p>538.16</text:p>
          </table:table-cell>
          <table:table-cell office:value-type="float" office:value="4959" table:style-name="ce11">
            <text:p>4,959</text:p>
          </table:table-cell>
          <table:table-cell office:value-type="float" office:value="22648" table:style-name="ce11">
            <text:p>22,64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418460" table:style-name="ce11">
            <text:p>7,418,460</text:p>
          </table:table-cell>
          <table:table-cell office:value-type="float" office:value="5637874" table:style-name="ce11">
            <text:p>5,637,874</text:p>
          </table:table-cell>
          <table:table-cell office:value-type="float" office:value="61565" table:style-name="ce11">
            <text:p>61,565</text:p>
          </table:table-cell>
          <table:table-cell office:value-type="float" office:value="36837" table:style-name="ce11">
            <text:p>36,837</text:p>
          </table:table-cell>
          <table:table-cell office:value-type="float" office:value="9418092" table:style-name="ce11">
            <text:p>9,418,092</text:p>
          </table:table-cell>
          <table:table-cell office:value-type="float" office:value="31448118" table:style-name="ce11">
            <text:p>31,448,118</text:p>
          </table:table-cell>
          <table:table-cell office:value-type="float" office:value="50571710" table:style-name="ce11">
            <text:p>50,571,710</text:p>
          </table:table-cell>
          <table:table-cell office:value-type="float" office:value="117176" table:style-name="ce11">
            <text:p>117,176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1030.58" table:style-name="ce12">
            <text:p>1,030.58</text:p>
          </table:table-cell>
          <table:table-cell office:value-type="float" office:value="71653" table:style-name="ce11">
            <text:p>71,653</text:p>
          </table:table-cell>
          <table:table-cell office:value-type="float" office:value="287408" table:style-name="ce11">
            <text:p>287,40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304437" table:style-name="ce11">
            <text:p>7,304,437</text:p>
          </table:table-cell>
          <table:table-cell office:value-type="float" office:value="4738121" table:style-name="ce11">
            <text:p>4,738,121</text:p>
          </table:table-cell>
          <table:table-cell office:value-type="float" office:value="66093" table:style-name="ce11">
            <text:p>66,093</text:p>
          </table:table-cell>
          <table:table-cell office:value-type="float" office:value="28313" table:style-name="ce11">
            <text:p>28,313</text:p>
          </table:table-cell>
          <table:table-cell office:value-type="float" office:value="18816256" table:style-name="ce11">
            <text:p>18,816,256</text:p>
          </table:table-cell>
          <table:table-cell office:value-type="float" office:value="19675264" table:style-name="ce11">
            <text:p>19,675,264</text:p>
          </table:table-cell>
          <table:table-cell office:value-type="float" office:value="59823672" table:style-name="ce11">
            <text:p>59,823,672</text:p>
          </table:table-cell>
          <table:table-cell office:value-type="float" office:value="222526" table:style-name="ce11">
            <text:p>222,526</text:p>
          </table:table-cell>
          <table:table-cell office:value-type="float" office:value="0.3" table:style-name="ce12">
            <text:p>0.30</text:p>
          </table:table-cell>
          <table:table-cell office:value-type="float" office:value="0" table:style-name="ce12">
            <text:p>0.00</text:p>
          </table:table-cell>
          <table:table-cell office:value-type="float" office:value="1063.07" table:style-name="ce12">
            <text:p>1,063.07</text:p>
          </table:table-cell>
          <table:table-cell office:value-type="float" office:value="97815" table:style-name="ce11">
            <text:p>97,815</text:p>
          </table:table-cell>
          <table:table-cell office:value-type="float" office:value="411745" table:style-name="ce11">
            <text:p>411,7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764" table:style-name="ce11">
            <text:p>9,764</text:p>
          </table:table-cell>
          <table:table-cell office:value-type="float" office:value="4317" table:style-name="ce11">
            <text:p>4,317</text:p>
          </table:table-cell>
          <table:table-cell office:value-type="float" office:value="23" table:style-name="ce11">
            <text:p>23</text:p>
          </table:table-cell>
          <table:table-cell office:value-type="float" office:value="45" table:style-name="ce11">
            <text:p>45</text:p>
          </table:table-cell>
          <table:table-cell office:value-type="float" office:value="13897" table:style-name="ce11">
            <text:p>13,897</text:p>
          </table:table-cell>
          <table:table-cell office:value-type="float" office:value="451" table:style-name="ce11">
            <text:p>451</text:p>
          </table:table-cell>
          <table:table-cell office:value-type="float" office:value="210882" table:style-name="ce11">
            <text:p>210,882</text:p>
          </table:table-cell>
          <table:table-cell office:value-type="float" office:value="39" table:style-name="ce11">
            <text:p>39</text:p>
          </table:table-cell>
          <table:table-cell office:value-type="float" office:value="0.54" table:style-name="ce12">
            <text:p>0.54</text:p>
          </table:table-cell>
          <table:table-cell office:value-type="float" office:value="0.54" table:style-name="ce12">
            <text:p>0.54</text:p>
          </table:table-cell>
          <table:table-cell office:value-type="float" office:value="182.51" table:style-name="ce12">
            <text:p>182.51</text:p>
          </table:table-cell>
          <table:table-cell office:value-type="float" office:value="245" table:style-name="ce11">
            <text:p>245</text:p>
          </table:table-cell>
          <table:table-cell office:value-type="float" office:value="302" table:style-name="ce11">
            <text:p>30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61627" table:style-name="ce11">
            <text:p>1,161,627</text:p>
          </table:table-cell>
          <table:table-cell office:value-type="float" office:value="650489" table:style-name="ce11">
            <text:p>650,489</text:p>
          </table:table-cell>
          <table:table-cell office:value-type="float" office:value="7861" table:style-name="ce11">
            <text:p>7,861</text:p>
          </table:table-cell>
          <table:table-cell office:value-type="float" office:value="5458" table:style-name="ce11">
            <text:p>5,458</text:p>
          </table:table-cell>
          <table:table-cell office:value-type="float" office:value="1637516" table:style-name="ce11">
            <text:p>1,637,516</text:p>
          </table:table-cell>
          <table:table-cell office:value-type="float" office:value="2813723" table:style-name="ce11">
            <text:p>2,813,723</text:p>
          </table:table-cell>
          <table:table-cell office:value-type="float" office:value="4530265" table:style-name="ce11">
            <text:p>4,530,265</text:p>
          </table:table-cell>
          <table:table-cell office:value-type="float" office:value="13801" table:style-name="ce11">
            <text:p>13,801</text:p>
          </table:table-cell>
          <table:table-cell office:value-type="float" office:value="0.3" table:style-name="ce12">
            <text:p>0.30</text:p>
          </table:table-cell>
          <table:table-cell office:value-type="float" office:value="0.03" table:style-name="ce12">
            <text:p>0.03</text:p>
          </table:table-cell>
          <table:table-cell office:value-type="float" office:value="510.34" table:style-name="ce12">
            <text:p>510.34</text:p>
          </table:table-cell>
          <table:table-cell office:value-type="float" office:value="9700" table:style-name="ce11">
            <text:p>9,700</text:p>
          </table:table-cell>
          <table:table-cell office:value-type="float" office:value="48530" table:style-name="ce11">
            <text:p>48,53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604" table:style-name="ce11">
            <text:p>20,604</text:p>
          </table:table-cell>
          <table:table-cell office:value-type="float" office:value="12864" table:style-name="ce11">
            <text:p>12,864</text:p>
          </table:table-cell>
          <table:table-cell office:value-type="float" office:value="337" table:style-name="ce11">
            <text:p>337</text:p>
          </table:table-cell>
          <table:table-cell office:value-type="float" office:value="247" table:style-name="ce11">
            <text:p>24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84245" table:style-name="ce11">
            <text:p>484,245</text:p>
          </table:table-cell>
          <table:table-cell office:value-type="float" office:value="0" table:style-name="ce11">
            <text:p>0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214.46" table:style-name="ce12">
            <text:p>214.4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633" table:style-name="ce11">
            <text:p>168,633</text:p>
          </table:table-cell>
          <table:table-cell office:value-type="float" office:value="95304" table:style-name="ce11">
            <text:p>95,304</text:p>
          </table:table-cell>
          <table:table-cell office:value-type="float" office:value="679" table:style-name="ce11">
            <text:p>679</text:p>
          </table:table-cell>
          <table:table-cell office:value-type="float" office:value="729" table:style-name="ce11">
            <text:p>729</text:p>
          </table:table-cell>
          <table:table-cell office:value-type="float" office:value="260164" table:style-name="ce11">
            <text:p>260,164</text:p>
          </table:table-cell>
          <table:table-cell office:value-type="float" office:value="95484" table:style-name="ce11">
            <text:p>95,484</text:p>
          </table:table-cell>
          <table:table-cell office:value-type="float" office:value="999594" table:style-name="ce11">
            <text:p>999,594</text:p>
          </table:table-cell>
          <table:table-cell office:value-type="float" office:value="1118" table:style-name="ce11">
            <text:p>1,118</text:p>
          </table:table-cell>
          <table:table-cell office:value-type="float" office:value="0.05" table:style-name="ce12">
            <text:p>0.05</text:p>
          </table:table-cell>
          <table:table-cell office:value-type="float" office:value="0.01" table:style-name="ce12">
            <text:p>0.01</text:p>
          </table:table-cell>
          <table:table-cell office:value-type="float" office:value="292.89" table:style-name="ce12">
            <text:p>292.89</text:p>
          </table:table-cell>
          <table:table-cell office:value-type="float" office:value="1315" table:style-name="ce11">
            <text:p>1,315</text:p>
          </table:table-cell>
          <table:table-cell office:value-type="float" office:value="6882" table:style-name="ce11">
            <text:p>6,88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0873" table:style-name="ce11">
            <text:p>280,873</text:p>
          </table:table-cell>
          <table:table-cell office:value-type="float" office:value="183245" table:style-name="ce11">
            <text:p>183,245</text:p>
          </table:table-cell>
          <table:table-cell office:value-type="float" office:value="2983" table:style-name="ce11">
            <text:p>2,983</text:p>
          </table:table-cell>
          <table:table-cell office:value-type="float" office:value="3686" table:style-name="ce11">
            <text:p>3,686</text:p>
          </table:table-cell>
          <table:table-cell office:value-type="float" office:value="869918" table:style-name="ce11">
            <text:p>869,918</text:p>
          </table:table-cell>
          <table:table-cell office:value-type="float" office:value="669164" table:style-name="ce11">
            <text:p>669,164</text:p>
          </table:table-cell>
          <table:table-cell office:value-type="float" office:value="1765450" table:style-name="ce11">
            <text:p>1,765,450</text:p>
          </table:table-cell>
          <table:table-cell office:value-type="float" office:value="3432" table:style-name="ce11">
            <text:p>3,432</text:p>
          </table:table-cell>
          <table:table-cell office:value-type="float" office:value="0.32" table:style-name="ce12">
            <text:p>0.32</text:p>
          </table:table-cell>
          <table:table-cell office:value-type="float" office:value="0" table:style-name="ce12">
            <text:p>0.00</text:p>
          </table:table-cell>
          <table:table-cell office:value-type="float" office:value="724.61" table:style-name="ce12">
            <text:p>724.61</text:p>
          </table:table-cell>
          <table:table-cell office:value-type="float" office:value="4705" table:style-name="ce11">
            <text:p>4,705</text:p>
          </table:table-cell>
          <table:table-cell office:value-type="float" office:value="20580" table:style-name="ce11">
            <text:p>20,58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70066" table:style-name="ce11">
            <text:p>170,066</text:p>
          </table:table-cell>
          <table:table-cell office:value-type="float" office:value="82251" table:style-name="ce11">
            <text:p>82,251</text:p>
          </table:table-cell>
          <table:table-cell office:value-type="float" office:value="1609" table:style-name="ce11">
            <text:p>1,609</text:p>
          </table:table-cell>
          <table:table-cell office:value-type="float" office:value="1021" table:style-name="ce11">
            <text:p>1,021</text:p>
          </table:table-cell>
          <table:table-cell office:value-type="float" office:value="211095" table:style-name="ce11">
            <text:p>211,095</text:p>
          </table:table-cell>
          <table:table-cell office:value-type="float" office:value="47169" table:style-name="ce11">
            <text:p>47,169</text:p>
          </table:table-cell>
          <table:table-cell office:value-type="float" office:value="677920" table:style-name="ce11">
            <text:p>677,920</text:p>
          </table:table-cell>
          <table:table-cell office:value-type="float" office:value="268" table:style-name="ce11">
            <text:p>268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1188.69" table:style-name="ce12">
            <text:p>1,188.69</text:p>
          </table:table-cell>
          <table:table-cell office:value-type="float" office:value="917" table:style-name="ce11">
            <text:p>917</text:p>
          </table:table-cell>
          <table:table-cell office:value-type="float" office:value="7685" table:style-name="ce11">
            <text:p>7,68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32201" table:style-name="ce11">
            <text:p>732,201</text:p>
          </table:table-cell>
          <table:table-cell office:value-type="float" office:value="498009" table:style-name="ce11">
            <text:p>498,009</text:p>
          </table:table-cell>
          <table:table-cell office:value-type="float" office:value="7382" table:style-name="ce11">
            <text:p>7,382</text:p>
          </table:table-cell>
          <table:table-cell office:value-type="float" office:value="2512" table:style-name="ce11">
            <text:p>2,512</text:p>
          </table:table-cell>
          <table:table-cell office:value-type="float" office:value="1959680" table:style-name="ce11">
            <text:p>1,959,680</text:p>
          </table:table-cell>
          <table:table-cell office:value-type="float" office:value="1366296" table:style-name="ce11">
            <text:p>1,366,296</text:p>
          </table:table-cell>
          <table:table-cell office:value-type="float" office:value="8099383" table:style-name="ce11">
            <text:p>8,099,383</text:p>
          </table:table-cell>
          <table:table-cell office:value-type="float" office:value="3123" table:style-name="ce11">
            <text:p>3,123</text:p>
          </table:table-cell>
          <table:table-cell office:value-type="float" office:value="0.27" table:style-name="ce12">
            <text:p>0.27</text:p>
          </table:table-cell>
          <table:table-cell office:value-type="float" office:value="0" table:style-name="ce12">
            <text:p>0.00</text:p>
          </table:table-cell>
          <table:table-cell office:value-type="float" office:value="1193.6400000000001" table:style-name="ce12">
            <text:p>1,193.64</text:p>
          </table:table-cell>
          <table:table-cell office:value-type="float" office:value="9631" table:style-name="ce11">
            <text:p>9,631</text:p>
          </table:table-cell>
          <table:table-cell office:value-type="float" office:value="46064" table:style-name="ce11">
            <text:p>46,06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035" table:style-name="ce11">
            <text:p>9,035</text:p>
          </table:table-cell>
          <table:table-cell office:value-type="float" office:value="4803" table:style-name="ce11">
            <text:p>4,803</text:p>
          </table:table-cell>
          <table:table-cell office:value-type="float" office:value="25" table:style-name="ce11">
            <text:p>25</text:p>
          </table:table-cell>
          <table:table-cell office:value-type="float" office:value="21" table:style-name="ce11">
            <text:p>21</text:p>
          </table:table-cell>
          <table:table-cell office:value-type="float" office:value="7360" table:style-name="ce11">
            <text:p>7,360</text:p>
          </table:table-cell>
          <table:table-cell office:value-type="float" office:value="2424" table:style-name="ce11">
            <text:p>2,424</text:p>
          </table:table-cell>
          <table:table-cell office:value-type="float" office:value="47188" table:style-name="ce11">
            <text:p>47,188</text:p>
          </table:table-cell>
          <table:table-cell office:value-type="float" office:value="0" table:style-name="ce11">
            <text:p>0</text:p>
          </table:table-cell>
          <table:table-cell office:value-type="float" office:value="0.55000000000000004" table:style-name="ce12">
            <text:p>0.55</text:p>
          </table:table-cell>
          <table:table-cell office:value-type="float" office:value="0.19" table:style-name="ce12">
            <text:p>0.19</text:p>
          </table:table-cell>
          <table:table-cell office:value-type="float" office:value="420.97" table:style-name="ce12">
            <text:p>420.9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8232" table:style-name="ce11">
            <text:p>1,078,232</text:p>
          </table:table-cell>
          <table:table-cell office:value-type="float" office:value="601227" table:style-name="ce11">
            <text:p>601,227</text:p>
          </table:table-cell>
          <table:table-cell office:value-type="float" office:value="4346" table:style-name="ce11">
            <text:p>4,346</text:p>
          </table:table-cell>
          <table:table-cell office:value-type="float" office:value="5726" table:style-name="ce11">
            <text:p>5,726</text:p>
          </table:table-cell>
          <table:table-cell office:value-type="float" office:value="1599226" table:style-name="ce11">
            <text:p>1,599,226</text:p>
          </table:table-cell>
          <table:table-cell office:value-type="float" office:value="1846832" table:style-name="ce11">
            <text:p>1,846,832</text:p>
          </table:table-cell>
          <table:table-cell office:value-type="float" office:value="4527965" table:style-name="ce11">
            <text:p>4,527,965</text:p>
          </table:table-cell>
          <table:table-cell office:value-type="float" office:value="6971" table:style-name="ce11">
            <text:p>6,971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2" table:style-name="ce12">
            <text:p>0.02</text:p>
          </table:table-cell>
          <table:table-cell office:value-type="float" office:value="390.98" table:style-name="ce12">
            <text:p>390.98</text:p>
          </table:table-cell>
          <table:table-cell office:value-type="float" office:value="7988" table:style-name="ce11">
            <text:p>7,988</text:p>
          </table:table-cell>
          <table:table-cell office:value-type="float" office:value="38531" table:style-name="ce11">
            <text:p>38,53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9350" table:style-name="ce11">
            <text:p>119,350</text:p>
          </table:table-cell>
          <table:table-cell office:value-type="float" office:value="58834" table:style-name="ce11">
            <text:p>58,834</text:p>
          </table:table-cell>
          <table:table-cell office:value-type="float" office:value="1318" table:style-name="ce11">
            <text:p>1,318</text:p>
          </table:table-cell>
          <table:table-cell office:value-type="float" office:value="1183" table:style-name="ce11">
            <text:p>1,183</text:p>
          </table:table-cell>
          <table:table-cell office:value-type="float" office:value="167131" table:style-name="ce11">
            <text:p>167,131</text:p>
          </table:table-cell>
          <table:table-cell office:value-type="float" office:value="122970" table:style-name="ce11">
            <text:p>122,970</text:p>
          </table:table-cell>
          <table:table-cell office:value-type="float" office:value="471011" table:style-name="ce11">
            <text:p>471,011</text:p>
          </table:table-cell>
          <table:table-cell office:value-type="float" office:value="139" table:style-name="ce11">
            <text:p>139</text:p>
          </table:table-cell>
          <table:table-cell office:value-type="float" office:value="0.63" table:style-name="ce12">
            <text:p>0.63</text:p>
          </table:table-cell>
          <table:table-cell office:value-type="float" office:value="0.04" table:style-name="ce12">
            <text:p>0.04</text:p>
          </table:table-cell>
          <table:table-cell office:value-type="float" office:value="330.8" table:style-name="ce12">
            <text:p>330.80</text:p>
          </table:table-cell>
          <table:table-cell office:value-type="float" office:value="0" table:style-name="ce11">
            <text:p>0</text:p>
          </table:table-cell>
          <table:table-cell office:value-type="float" office:value="2954" table:style-name="ce11">
            <text:p>2,95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725" table:style-name="ce11">
            <text:p>20,725</text:p>
          </table:table-cell>
          <table:table-cell office:value-type="float" office:value="13590" table:style-name="ce11">
            <text:p>13,590</text:p>
          </table:table-cell>
          <table:table-cell office:value-type="float" office:value="324" table:style-name="ce11">
            <text:p>324</text:p>
          </table:table-cell>
          <table:table-cell office:value-type="float" office:value="133" table:style-name="ce11">
            <text:p>133</text:p>
          </table:table-cell>
          <table:table-cell office:value-type="float" office:value="29814" table:style-name="ce11">
            <text:p>29,814</text:p>
          </table:table-cell>
          <table:table-cell office:value-type="float" office:value="17129" table:style-name="ce11">
            <text:p>17,129</text:p>
          </table:table-cell>
          <table:table-cell office:value-type="float" office:value="147021" table:style-name="ce11">
            <text:p>147,021</text:p>
          </table:table-cell>
          <table:table-cell office:value-type="float" office:value="38" table:style-name="ce11">
            <text:p>38</text:p>
          </table:table-cell>
          <table:table-cell office:value-type="float" office:value="0.42" table:style-name="ce12">
            <text:p>0.42</text:p>
          </table:table-cell>
          <table:table-cell office:value-type="float" office:value="0" table:style-name="ce12">
            <text:p>0.00</text:p>
          </table:table-cell>
          <table:table-cell office:value-type="float" office:value="2819.49" table:style-name="ce12">
            <text:p>2,819.49</text:p>
          </table:table-cell>
          <table:table-cell office:value-type="float" office:value="164" table:style-name="ce11">
            <text:p>164</text:p>
          </table:table-cell>
          <table:table-cell office:value-type="float" office:value="1019" table:style-name="ce11">
            <text:p>1,01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912389" table:style-name="ce11">
            <text:p>2,912,389</text:p>
          </table:table-cell>
          <table:table-cell office:value-type="float" office:value="1876977" table:style-name="ce11">
            <text:p>1,876,977</text:p>
          </table:table-cell>
          <table:table-cell office:value-type="float" office:value="42345" table:style-name="ce11">
            <text:p>42,345</text:p>
          </table:table-cell>
          <table:table-cell office:value-type="float" office:value="22535" table:style-name="ce11">
            <text:p>22,535</text:p>
          </table:table-cell>
          <table:table-cell office:value-type="float" office:value="6414050" table:style-name="ce11">
            <text:p>6,414,050</text:p>
          </table:table-cell>
          <table:table-cell office:value-type="float" office:value="5194145" table:style-name="ce11">
            <text:p>5,194,145</text:p>
          </table:table-cell>
          <table:table-cell office:value-type="float" office:value="16415751" table:style-name="ce11">
            <text:p>16,415,751</text:p>
          </table:table-cell>
          <table:table-cell office:value-type="float" office:value="40205" table:style-name="ce11">
            <text:p>40,205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275.18" table:style-name="ce12">
            <text:p>275.18</text:p>
          </table:table-cell>
          <table:table-cell office:value-type="float" office:value="23809" table:style-name="ce11">
            <text:p>23,809</text:p>
          </table:table-cell>
          <table:table-cell office:value-type="float" office:value="95228" table:style-name="ce11">
            <text:p>95,22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1660" table:style-name="ce11">
            <text:p>1,351,660</text:p>
          </table:table-cell>
          <table:table-cell office:value-type="float" office:value="954746" table:style-name="ce11">
            <text:p>954,746</text:p>
          </table:table-cell>
          <table:table-cell office:value-type="float" office:value="6482" table:style-name="ce11">
            <text:p>6,482</text:p>
          </table:table-cell>
          <table:table-cell office:value-type="float" office:value="6704" table:style-name="ce11">
            <text:p>6,704</text:p>
          </table:table-cell>
          <table:table-cell office:value-type="float" office:value="3317041" table:style-name="ce11">
            <text:p>3,317,041</text:p>
          </table:table-cell>
          <table:table-cell office:value-type="float" office:value="4441823" table:style-name="ce11">
            <text:p>4,441,823</text:p>
          </table:table-cell>
          <table:table-cell office:value-type="float" office:value="4329641" table:style-name="ce11">
            <text:p>4,329,641</text:p>
          </table:table-cell>
          <table:table-cell office:value-type="float" office:value="87250" table:style-name="ce11">
            <text:p>87,250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2" table:style-name="ce12">
            <text:p>0.02</text:p>
          </table:table-cell>
          <table:table-cell office:value-type="float" office:value="102.72" table:style-name="ce12">
            <text:p>102.72</text:p>
          </table:table-cell>
          <table:table-cell office:value-type="float" office:value="14049" table:style-name="ce11">
            <text:p>14,049</text:p>
          </table:table-cell>
          <table:table-cell office:value-type="float" office:value="64169" table:style-name="ce11">
            <text:p>64,16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2391" table:style-name="ce11">
            <text:p>1,202,391</text:p>
          </table:table-cell>
          <table:table-cell office:value-type="float" office:value="555092" table:style-name="ce11">
            <text:p>555,092</text:p>
          </table:table-cell>
          <table:table-cell office:value-type="float" office:value="6547" table:style-name="ce11">
            <text:p>6,547</text:p>
          </table:table-cell>
          <table:table-cell office:value-type="float" office:value="10420" table:style-name="ce11">
            <text:p>10,420</text:p>
          </table:table-cell>
          <table:table-cell office:value-type="float" office:value="1159672" table:style-name="ce11">
            <text:p>1,159,672</text:p>
          </table:table-cell>
          <table:table-cell office:value-type="float" office:value="3311969" table:style-name="ce11">
            <text:p>3,311,969</text:p>
          </table:table-cell>
          <table:table-cell office:value-type="float" office:value="4808707" table:style-name="ce11">
            <text:p>4,808,707</text:p>
          </table:table-cell>
          <table:table-cell office:value-type="float" office:value="18431" table:style-name="ce11">
            <text:p>18,431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952.6" table:style-name="ce12">
            <text:p>952.60</text:p>
          </table:table-cell>
          <table:table-cell office:value-type="float" office:value="6912" table:style-name="ce11">
            <text:p>6,912</text:p>
          </table:table-cell>
          <table:table-cell office:value-type="float" office:value="33517" table:style-name="ce11">
            <text:p>33,51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50886" table:style-name="ce11">
            <text:p>2,250,886</text:p>
          </table:table-cell>
          <table:table-cell office:value-type="float" office:value="1249908" table:style-name="ce11">
            <text:p>1,249,908</text:p>
          </table:table-cell>
          <table:table-cell office:value-type="float" office:value="16739" table:style-name="ce11">
            <text:p>16,739</text:p>
          </table:table-cell>
          <table:table-cell office:value-type="float" office:value="7763" table:style-name="ce11">
            <text:p>7,763</text:p>
          </table:table-cell>
          <table:table-cell office:value-type="float" office:value="3711236" table:style-name="ce11">
            <text:p>3,711,236</text:p>
          </table:table-cell>
          <table:table-cell office:value-type="float" office:value="4683701" table:style-name="ce11">
            <text:p>4,683,701</text:p>
          </table:table-cell>
          <table:table-cell office:value-type="float" office:value="12061871" table:style-name="ce11">
            <text:p>12,061,871</text:p>
          </table:table-cell>
          <table:table-cell office:value-type="float" office:value="69477" table:style-name="ce11">
            <text:p>69,477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582.26" table:style-name="ce12">
            <text:p>582.26</text:p>
          </table:table-cell>
          <table:table-cell office:value-type="float" office:value="21538" table:style-name="ce11">
            <text:p>21,538</text:p>
          </table:table-cell>
          <table:table-cell office:value-type="float" office:value="86638" table:style-name="ce11">
            <text:p>86,63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259717" table:style-name="ce11">
            <text:p>7,259,717</text:p>
          </table:table-cell>
          <table:table-cell office:value-type="float" office:value="4799594" table:style-name="ce11">
            <text:p>4,799,594</text:p>
          </table:table-cell>
          <table:table-cell office:value-type="float" office:value="82386" table:style-name="ce11">
            <text:p>82,386</text:p>
          </table:table-cell>
          <table:table-cell office:value-type="float" office:value="63973" table:style-name="ce11">
            <text:p>63,973</text:p>
          </table:table-cell>
          <table:table-cell office:value-type="float" office:value="17038376" table:style-name="ce11">
            <text:p>17,038,376</text:p>
          </table:table-cell>
          <table:table-cell office:value-type="float" office:value="17303149" table:style-name="ce11">
            <text:p>17,303,149</text:p>
          </table:table-cell>
          <table:table-cell office:value-type="float" office:value="45859476" table:style-name="ce11">
            <text:p>45,859,476</text:p>
          </table:table-cell>
          <table:table-cell office:value-type="float" office:value="257917" table:style-name="ce11">
            <text:p>257,917</text:p>
          </table:table-cell>
          <table:table-cell office:value-type="float" office:value="0.31" table:style-name="ce12">
            <text:p>0.31</text:p>
          </table:table-cell>
          <table:table-cell office:value-type="float" office:value="0.08" table:style-name="ce12">
            <text:p>0.08</text:p>
          </table:table-cell>
          <table:table-cell office:value-type="float" office:value="256.07" table:style-name="ce12">
            <text:p>256.07</text:p>
          </table:table-cell>
          <table:table-cell office:value-type="float" office:value="46234" table:style-name="ce11">
            <text:p>46,234</text:p>
          </table:table-cell>
          <table:table-cell office:value-type="float" office:value="231736" table:style-name="ce11">
            <text:p>231,73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2488" table:style-name="ce11">
            <text:p>372,488</text:p>
          </table:table-cell>
          <table:table-cell office:value-type="float" office:value="175745" table:style-name="ce11">
            <text:p>175,745</text:p>
          </table:table-cell>
          <table:table-cell office:value-type="float" office:value="2195" table:style-name="ce11">
            <text:p>2,195</text:p>
          </table:table-cell>
          <table:table-cell office:value-type="float" office:value="1791" table:style-name="ce11">
            <text:p>1,791</text:p>
          </table:table-cell>
          <table:table-cell office:value-type="float" office:value="1200557" table:style-name="ce11">
            <text:p>1,200,557</text:p>
          </table:table-cell>
          <table:table-cell office:value-type="float" office:value="985589" table:style-name="ce11">
            <text:p>985,589</text:p>
          </table:table-cell>
          <table:table-cell office:value-type="float" office:value="1267619" table:style-name="ce11">
            <text:p>1,267,619</text:p>
          </table:table-cell>
          <table:table-cell office:value-type="float" office:value="7069" table:style-name="ce11">
            <text:p>7,069</text:p>
          </table:table-cell>
          <table:table-cell office:value-type="float" office:value="1.46" table:style-name="ce12">
            <text:p>1.46</text:p>
          </table:table-cell>
          <table:table-cell office:value-type="float" office:value="1.01" table:style-name="ce12">
            <text:p>1.01</text:p>
          </table:table-cell>
          <table:table-cell office:value-type="float" office:value="158.1" table:style-name="ce12">
            <text:p>158.10</text:p>
          </table:table-cell>
          <table:table-cell office:value-type="float" office:value="8775" table:style-name="ce11">
            <text:p>8,775</text:p>
          </table:table-cell>
          <table:table-cell office:value-type="float" office:value="44962" table:style-name="ce11">
            <text:p>44,96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646355" table:style-name="ce11">
            <text:p>3,646,355</text:p>
          </table:table-cell>
          <table:table-cell office:value-type="float" office:value="1962848" table:style-name="ce11">
            <text:p>1,962,848</text:p>
          </table:table-cell>
          <table:table-cell office:value-type="float" office:value="449440" table:style-name="ce11">
            <text:p>449,440</text:p>
          </table:table-cell>
          <table:table-cell office:value-type="float" office:value="491091" table:style-name="ce11">
            <text:p>491,091</text:p>
          </table:table-cell>
          <table:table-cell office:value-type="float" office:value="8295260" table:style-name="ce11">
            <text:p>8,295,260</text:p>
          </table:table-cell>
          <table:table-cell office:value-type="float" office:value="13291900" table:style-name="ce11">
            <text:p>13,291,900</text:p>
          </table:table-cell>
          <table:table-cell office:value-type="float" office:value="22651599" table:style-name="ce11">
            <text:p>22,651,599</text:p>
          </table:table-cell>
          <table:table-cell office:value-type="float" office:value="140506" table:style-name="ce11">
            <text:p>140,506</text:p>
          </table:table-cell>
          <table:table-cell office:value-type="float" office:value="0.67" table:style-name="ce12">
            <text:p>0.67</text:p>
          </table:table-cell>
          <table:table-cell office:value-type="float" office:value="0.02" table:style-name="ce12">
            <text:p>0.02</text:p>
          </table:table-cell>
          <table:table-cell office:value-type="float" office:value="395.62" table:style-name="ce12">
            <text:p>395.62</text:p>
          </table:table-cell>
          <table:table-cell office:value-type="float" office:value="63675" table:style-name="ce11">
            <text:p>63,675</text:p>
          </table:table-cell>
          <table:table-cell office:value-type="float" office:value="432991" table:style-name="ce11">
            <text:p>432,99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10659" table:style-name="ce11">
            <text:p>6,510,659</text:p>
          </table:table-cell>
          <table:table-cell office:value-type="float" office:value="4654403" table:style-name="ce11">
            <text:p>4,654,403</text:p>
          </table:table-cell>
          <table:table-cell office:value-type="float" office:value="57333" table:style-name="ce11">
            <text:p>57,333</text:p>
          </table:table-cell>
          <table:table-cell office:value-type="float" office:value="55464" table:style-name="ce11">
            <text:p>55,464</text:p>
          </table:table-cell>
          <table:table-cell office:value-type="float" office:value="10256768" table:style-name="ce11">
            <text:p>10,256,768</text:p>
          </table:table-cell>
          <table:table-cell office:value-type="float" office:value="19844095" table:style-name="ce11">
            <text:p>19,844,095</text:p>
          </table:table-cell>
          <table:table-cell office:value-type="float" office:value="41624381" table:style-name="ce11">
            <text:p>41,624,381</text:p>
          </table:table-cell>
          <table:table-cell office:value-type="float" office:value="119501" table:style-name="ce11">
            <text:p>119,501</text:p>
          </table:table-cell>
          <table:table-cell office:value-type="float" office:value="0.33" table:style-name="ce12">
            <text:p>0.33</text:p>
          </table:table-cell>
          <table:table-cell office:value-type="float" office:value="0.01" table:style-name="ce12">
            <text:p>0.01</text:p>
          </table:table-cell>
          <table:table-cell office:value-type="float" office:value="495.07" table:style-name="ce12">
            <text:p>495.07</text:p>
          </table:table-cell>
          <table:table-cell office:value-type="float" office:value="38760" table:style-name="ce11">
            <text:p>38,760</text:p>
          </table:table-cell>
          <table:table-cell office:value-type="float" office:value="177866" table:style-name="ce11">
            <text:p>177,8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8382" table:style-name="ce11">
            <text:p>128,382</text:p>
          </table:table-cell>
          <table:table-cell office:value-type="float" office:value="56577" table:style-name="ce11">
            <text:p>56,577</text:p>
          </table:table-cell>
          <table:table-cell office:value-type="float" office:value="861" table:style-name="ce11">
            <text:p>861</text:p>
          </table:table-cell>
          <table:table-cell office:value-type="float" office:value="296" table:style-name="ce11">
            <text:p>296</text:p>
          </table:table-cell>
          <table:table-cell office:value-type="float" office:value="150373" table:style-name="ce11">
            <text:p>150,373</text:p>
          </table:table-cell>
          <table:table-cell office:value-type="float" office:value="1293574" table:style-name="ce11">
            <text:p>1,293,574</text:p>
          </table:table-cell>
          <table:table-cell office:value-type="float" office:value="421080" table:style-name="ce11">
            <text:p>421,080</text:p>
          </table:table-cell>
          <table:table-cell office:value-type="float" office:value="565" table:style-name="ce11">
            <text:p>565</text:p>
          </table:table-cell>
          <table:table-cell office:value-type="float" office:value="0.54" table:style-name="ce12">
            <text:p>0.54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271.77999999999997" table:style-name="ce12">
            <text:p>271.7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276341" table:style-name="ce11">
            <text:p>9,276,341</text:p>
          </table:table-cell>
          <table:table-cell office:value-type="float" office:value="5875216" table:style-name="ce11">
            <text:p>5,875,216</text:p>
          </table:table-cell>
          <table:table-cell office:value-type="float" office:value="86774" table:style-name="ce11">
            <text:p>86,774</text:p>
          </table:table-cell>
          <table:table-cell office:value-type="float" office:value="49219" table:style-name="ce11">
            <text:p>49,219</text:p>
          </table:table-cell>
          <table:table-cell office:value-type="float" office:value="16237859" table:style-name="ce11">
            <text:p>16,237,859</text:p>
          </table:table-cell>
          <table:table-cell office:value-type="float" office:value="19752453" table:style-name="ce11">
            <text:p>19,752,453</text:p>
          </table:table-cell>
          <table:table-cell office:value-type="float" office:value="61196123" table:style-name="ce11">
            <text:p>61,196,123</text:p>
          </table:table-cell>
          <table:table-cell office:value-type="float" office:value="551015" table:style-name="ce11">
            <text:p>551,015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328.8" table:style-name="ce12">
            <text:p>328.80</text:p>
          </table:table-cell>
          <table:table-cell office:value-type="float" office:value="117396" table:style-name="ce11">
            <text:p>117,396</text:p>
          </table:table-cell>
          <table:table-cell office:value-type="float" office:value="632427" table:style-name="ce11">
            <text:p>632,42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1582" table:style-name="ce11">
            <text:p>501,582</text:p>
          </table:table-cell>
          <table:table-cell office:value-type="float" office:value="194020" table:style-name="ce11">
            <text:p>194,020</text:p>
          </table:table-cell>
          <table:table-cell office:value-type="float" office:value="1791" table:style-name="ce11">
            <text:p>1,791</text:p>
          </table:table-cell>
          <table:table-cell office:value-type="float" office:value="4461" table:style-name="ce11">
            <text:p>4,461</text:p>
          </table:table-cell>
          <table:table-cell office:value-type="float" office:value="653772" table:style-name="ce11">
            <text:p>653,772</text:p>
          </table:table-cell>
          <table:table-cell office:value-type="float" office:value="642095" table:style-name="ce11">
            <text:p>642,095</text:p>
          </table:table-cell>
          <table:table-cell office:value-type="float" office:value="700545" table:style-name="ce11">
            <text:p>700,545</text:p>
          </table:table-cell>
          <table:table-cell office:value-type="float" office:value="6205" table:style-name="ce11">
            <text:p>6,205</text:p>
          </table:table-cell>
          <table:table-cell office:value-type="float" office:value="2.33" table:style-name="ce12">
            <text:p>2.33</text:p>
          </table:table-cell>
          <table:table-cell office:value-type="float" office:value="1.02" table:style-name="ce12">
            <text:p>1.02</text:p>
          </table:table-cell>
          <table:table-cell office:value-type="float" office:value="178.26" table:style-name="ce12">
            <text:p>178.26</text:p>
          </table:table-cell>
          <table:table-cell office:value-type="float" office:value="985" table:style-name="ce11">
            <text:p>985</text:p>
          </table:table-cell>
          <table:table-cell office:value-type="float" office:value="3920" table:style-name="ce11">
            <text:p>3,92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91823" table:style-name="ce11">
            <text:p>191,823</text:p>
          </table:table-cell>
          <table:table-cell office:value-type="float" office:value="126433" table:style-name="ce11">
            <text:p>126,433</text:p>
          </table:table-cell>
          <table:table-cell office:value-type="float" office:value="3822" table:style-name="ce11">
            <text:p>3,822</text:p>
          </table:table-cell>
          <table:table-cell office:value-type="float" office:value="2893" table:style-name="ce11">
            <text:p>2,893</text:p>
          </table:table-cell>
          <table:table-cell office:value-type="float" office:value="275464" table:style-name="ce11">
            <text:p>275,464</text:p>
          </table:table-cell>
          <table:table-cell office:value-type="float" office:value="0" table:style-name="ce11">
            <text:p>0</text:p>
          </table:table-cell>
          <table:table-cell office:value-type="float" office:value="6081204" table:style-name="ce11">
            <text:p>6,081,204</text:p>
          </table:table-cell>
          <table:table-cell office:value-type="float" office:value="775" table:style-name="ce11">
            <text:p>775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532.08000000000004" table:style-name="ce12">
            <text:p>532.08</text:p>
          </table:table-cell>
          <table:table-cell office:value-type="float" office:value="4564" table:style-name="ce11">
            <text:p>4,564</text:p>
          </table:table-cell>
          <table:table-cell office:value-type="float" office:value="14966" table:style-name="ce11">
            <text:p>14,9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9039098" table:style-name="ce11">
            <text:p>59,039,098</text:p>
          </table:table-cell>
          <table:table-cell office:value-type="float" office:value="38060646" table:style-name="ce11">
            <text:p>38,060,646</text:p>
          </table:table-cell>
          <table:table-cell office:value-type="float" office:value="964348" table:style-name="ce11">
            <text:p>964,348</text:p>
          </table:table-cell>
          <table:table-cell office:value-type="float" office:value="894661" table:style-name="ce11">
            <text:p>894,661</text:p>
          </table:table-cell>
          <table:table-cell office:value-type="float" office:value="108454364" table:style-name="ce11">
            <text:p>108,454,364</text:p>
          </table:table-cell>
          <table:table-cell office:value-type="float" office:value="158065919" table:style-name="ce11">
            <text:p>158,065,919</text:p>
          </table:table-cell>
          <table:table-cell office:value-type="float" office:value="372768849" table:style-name="ce11">
            <text:p>372,768,849</text:p>
          </table:table-cell>
          <table:table-cell office:value-type="float" office:value="1685353" table:style-name="ce11">
            <text:p>1,685,353</text:p>
          </table:table-cell>
          <table:table-cell office:value-type="float" office:value="0.29518545592407619" table:style-name="ce12">
            <text:p>0.30</text:p>
          </table:table-cell>
          <table:table-cell office:value-type="float" office:value="0.03" table:style-name="ce12">
            <text:p>0.03</text:p>
          </table:table-cell>
          <table:table-cell office:value-type="float" office:value="442.05290127908353" table:style-name="ce12">
            <text:p>442.05</text:p>
          </table:table-cell>
          <table:table-cell office:value-type="float" office:value="575796" table:style-name="ce11">
            <text:p>575,796</text:p>
          </table:table-cell>
          <table:table-cell office:value-type="float" office:value="2819536" table:style-name="ce11">
            <text:p>2,819,536</text:p>
          </table:table-cell>
          <table:table-cell table:number-columns-repeated="16370" table:style-name="ce13"/>
        </table:table-row>
        <table:table-row table:style-name="ro5">
          <table:table-cell table:number-columns-repeated="16384" table:style-name="ce13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外部資料_1" table:cell-range-address="11305.$A$1:11305.$N$22" table:base-cell-address="1130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邱靖雯</meta:initial-creator>
    <dc:creator>邱靖雯</dc:creator>
    <meta:creation-date>2024-07-02T06:26:34Z</meta:creation-date>
    <dc:date>2024-07-02T06:27:27Z</dc:date>
    <meta:print-date>2024-07-02T06:26:55Z</meta:print-date>
  </office:meta>
</office:document-meta>
</file>